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cdb0" officeooo:paragraph-rsid="0013cdb0"/>
    </style:style>
    <style:style style:name="P2" style:family="paragraph" style:parent-style-name="Standard">
      <style:text-properties officeooo:rsid="0013cdb0" officeooo:paragraph-rsid="0013dd07"/>
    </style:style>
    <style:style style:name="P3" style:family="paragraph" style:parent-style-name="Standard">
      <style:text-properties officeooo:rsid="0013cdb0" officeooo:paragraph-rsid="0014e648"/>
    </style:style>
    <style:style style:name="P4" style:family="paragraph" style:parent-style-name="Standard">
      <style:text-properties officeooo:rsid="0013cdb0" officeooo:paragraph-rsid="0015fe55"/>
    </style:style>
    <style:style style:name="P5" style:family="paragraph" style:parent-style-name="Standard">
      <style:text-properties officeooo:rsid="0013cdb0" officeooo:paragraph-rsid="0017a8a8"/>
    </style:style>
    <style:style style:name="P6" style:family="paragraph" style:parent-style-name="Standard">
      <style:text-properties officeooo:rsid="0013cdb0" officeooo:paragraph-rsid="00199a41"/>
    </style:style>
    <style:style style:name="P7" style:family="paragraph" style:parent-style-name="Standard">
      <style:text-properties officeooo:rsid="0013cdb0" officeooo:paragraph-rsid="001aadbd"/>
    </style:style>
    <style:style style:name="P8" style:family="paragraph" style:parent-style-name="Standard">
      <style:text-properties officeooo:paragraph-rsid="0013cdb0" fo:background-color="#fff200"/>
    </style:style>
    <style:style style:name="P9" style:family="paragraph" style:parent-style-name="Standard">
      <style:text-properties officeooo:rsid="0013cdb0" officeooo:paragraph-rsid="0013cdb0" fo:background-color="#fff200"/>
    </style:style>
    <style:style style:name="P10" style:family="paragraph" style:parent-style-name="Standard">
      <style:text-properties officeooo:rsid="0013dd07" officeooo:paragraph-rsid="0013dd07" fo:background-color="#fff200"/>
    </style:style>
    <style:style style:name="P11" style:family="paragraph" style:parent-style-name="Standard">
      <style:text-properties officeooo:rsid="0015fe55" officeooo:paragraph-rsid="0015fe55" fo:background-color="#fff200"/>
    </style:style>
    <style:style style:name="P12" style:family="paragraph" style:parent-style-name="Standard">
      <style:text-properties officeooo:rsid="00199a41" officeooo:paragraph-rsid="00199a41" fo:background-color="#fff200"/>
    </style:style>
    <style:style style:name="P13" style:family="paragraph" style:parent-style-name="Standard">
      <style:text-properties officeooo:rsid="0013dd07" officeooo:paragraph-rsid="0013dd07"/>
    </style:style>
    <style:style style:name="P14" style:family="paragraph" style:parent-style-name="Standard">
      <style:text-properties officeooo:rsid="0015fe55" officeooo:paragraph-rsid="0015fe55"/>
    </style:style>
    <style:style style:name="P15" style:family="paragraph" style:parent-style-name="Standard">
      <style:text-properties fo:font-weight="bold" officeooo:rsid="0014e648" officeooo:paragraph-rsid="0014e648" style:font-weight-asian="bold" style:font-weight-complex="bold"/>
    </style:style>
    <style:style style:name="P16" style:family="paragraph" style:parent-style-name="Standard">
      <style:text-properties fo:font-weight="bold" officeooo:rsid="0014e648" officeooo:paragraph-rsid="00199a41" style:font-weight-asian="bold" style:font-weight-complex="bold"/>
    </style:style>
    <style:style style:name="P17" style:family="paragraph" style:parent-style-name="Standard">
      <style:text-properties officeooo:rsid="0017a8a8" officeooo:paragraph-rsid="0017a8a8" fo:background-color="transparent"/>
    </style:style>
    <style:style style:name="P18" style:family="paragraph" style:parent-style-name="Standard">
      <style:text-properties officeooo:rsid="00199a41" officeooo:paragraph-rsid="00199a41" fo:background-color="transparent"/>
    </style:style>
    <style:style style:name="P19" style:family="paragraph" style:parent-style-name="Standard" style:list-style-name="L1">
      <style:text-properties officeooo:rsid="0013cdb0" officeooo:paragraph-rsid="0013cdb0"/>
    </style:style>
    <style:style style:name="P20" style:family="paragraph" style:parent-style-name="Standard" style:list-style-name="L1">
      <style:text-properties officeooo:rsid="0013cdb0" officeooo:paragraph-rsid="0013dd07"/>
    </style:style>
    <style:style style:name="P21" style:family="paragraph" style:parent-style-name="Standard" style:list-style-name="L1">
      <style:text-properties officeooo:rsid="0013cdb0" officeooo:paragraph-rsid="0014e648"/>
    </style:style>
    <style:style style:name="P22" style:family="paragraph" style:parent-style-name="Standard" style:list-style-name="L1">
      <style:text-properties officeooo:rsid="0013cdb0" officeooo:paragraph-rsid="0015fe55"/>
    </style:style>
    <style:style style:name="P23" style:family="paragraph" style:parent-style-name="Standard" style:list-style-name="L3">
      <style:text-properties officeooo:rsid="0013cdb0" officeooo:paragraph-rsid="0013cdb0"/>
    </style:style>
    <style:style style:name="P24" style:family="paragraph" style:parent-style-name="Standard" style:list-style-name="L2">
      <style:text-properties officeooo:rsid="0013dd07" officeooo:paragraph-rsid="0013dd07"/>
    </style:style>
    <style:style style:name="P25" style:family="paragraph" style:parent-style-name="Standard" style:list-style-name="L1">
      <style:text-properties officeooo:rsid="0013dd07" officeooo:paragraph-rsid="0017a8a8"/>
    </style:style>
    <style:style style:name="P26" style:family="paragraph" style:parent-style-name="Standard" style:list-style-name="L4">
      <style:text-properties officeooo:rsid="00164f60" officeooo:paragraph-rsid="0017a8a8"/>
    </style:style>
    <style:style style:name="P27" style:family="paragraph" style:parent-style-name="Standard" style:list-style-name="L5">
      <style:text-properties officeooo:rsid="0015fe55" officeooo:paragraph-rsid="0015fe55"/>
    </style:style>
    <style:style style:name="P28" style:family="paragraph" style:parent-style-name="Standard" style:list-style-name="L6">
      <style:text-properties officeooo:rsid="0015fe55" officeooo:paragraph-rsid="0015fe55"/>
    </style:style>
    <style:style style:name="P29" style:family="paragraph" style:parent-style-name="Standard" style:list-style-name="L7">
      <style:text-properties officeooo:paragraph-rsid="0015fe55"/>
    </style:style>
    <style:style style:name="P30" style:family="paragraph" style:parent-style-name="Standard" style:list-style-name="L7">
      <style:text-properties officeooo:rsid="0014e648" officeooo:paragraph-rsid="0014e648"/>
    </style:style>
    <style:style style:name="P31" style:family="paragraph" style:parent-style-name="Standard" style:list-style-name="L7">
      <style:text-properties officeooo:rsid="0014e648" officeooo:paragraph-rsid="0014e648" fo:background-color="transparent"/>
    </style:style>
    <style:style style:name="P32" style:family="paragraph" style:parent-style-name="Standard" style:list-style-name="L7">
      <style:text-properties officeooo:rsid="0015fe55" officeooo:paragraph-rsid="0015fe55" fo:background-color="transparent"/>
    </style:style>
    <style:style style:name="P33" style:family="paragraph" style:parent-style-name="Standard" style:list-style-name="L6">
      <style:text-properties officeooo:rsid="0015fe55" officeooo:paragraph-rsid="001aadbd" fo:background-color="transparent"/>
    </style:style>
    <style:style style:name="P34" style:family="paragraph" style:parent-style-name="Standard" style:list-style-name="L7">
      <style:text-properties officeooo:rsid="0017a8a8" officeooo:paragraph-rsid="0017a8a8" fo:background-color="transparent"/>
    </style:style>
    <style:style style:name="P35" style:family="paragraph" style:parent-style-name="Standard" style:list-style-name="L8">
      <style:text-properties officeooo:rsid="00199a41" officeooo:paragraph-rsid="00199a41" fo:background-color="transparent"/>
    </style:style>
    <style:style style:name="P36" style:family="paragraph" style:parent-style-name="Standard" style:list-style-name="L7">
      <style:text-properties officeooo:rsid="00199a41" officeooo:paragraph-rsid="00199a41" fo:background-color="transparent"/>
    </style:style>
    <style:style style:name="P37" style:family="paragraph" style:parent-style-name="Standard" style:list-style-name="L7">
      <style:text-properties officeooo:rsid="001aadbd" officeooo:paragraph-rsid="001aadbd" fo:background-color="transparent"/>
    </style:style>
    <style:style style:name="T1" style:family="text">
      <style:text-properties officeooo:rsid="0013cdb0"/>
    </style:style>
    <style:style style:name="T2" style:family="text">
      <style:text-properties officeooo:rsid="0013dd07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3cdb0" fo:background-color="#fff200" loext:char-shading-value="0"/>
    </style:style>
    <style:style style:name="T5" style:family="text">
      <style:text-properties officeooo:rsid="0015fe55" fo:background-color="#fff2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3cdb0" fo:background-color="transparent" loext:char-shading-value="0"/>
    </style:style>
    <style:style style:name="T8" style:family="text">
      <style:text-properties officeooo:rsid="0015fe55" fo:background-color="transparent" loext:char-shading-value="0"/>
    </style:style>
    <style:style style:name="T9" style:family="text">
      <style:text-properties officeooo:rsid="0017a8a8" fo:background-color="transparent" loext:char-shading-value="0"/>
    </style:style>
    <style:style style:name="T10" style:family="text">
      <style:text-properties officeooo:rsid="001aadbd" fo:background-color="transparent" loext:char-shading-value="0"/>
    </style:style>
    <style:style style:name="T11" style:family="text">
      <style:text-properties officeooo:rsid="0015fe55"/>
    </style:style>
    <style:style style:name="T12" style:family="text">
      <style:text-properties officeooo:rsid="00164f60"/>
    </style:style>
    <style:style style:name="T13" style:family="text">
      <style:text-properties officeooo:rsid="00199a41"/>
    </style:style>
    <style:style style:name="T14" style:family="text">
      <style:text-properties officeooo:rsid="001aad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WER</text:p>
      <text:p text:style-name="P1"/>
      <text:p text:style-name="P8"><text:span text:style-name="T1">i</text:span><text:bookmark text:name="ftserve_recv_cmd"/><text:span text:style-name="T1">nt ftserve_recv_cmd(int sock_control, char*cmd, char*arg)</text:span></text:p>
      <text:p text:style-name="P1"/>
      <text:p text:style-name="P1">przyjmuje:</text:p>
      <text:list xml:id="list2085627712" text:style-name="L1">
        <text:list-item>
          <text:p text:style-name="P19">socket</text:p>
        </text:list-item>
        <text:list-item>
          <text:p text:style-name="P19">cmd – <text:span text:style-name="T2">char </text:span>wypełnione przez funkcję <text:a xlink:type="simple" xlink:href="#recv_data" text:style-name="Internet_20_link" text:visited-style-name="Visited_20_Internet_20_Link"><text:span text:style-name="T3">recv_data</text:span></text:a></text:p>
        </text:list-item>
        <text:list-item>
          <text:p text:style-name="P19">arg – <text:span text:style-name="T2">char </text:span>wypełnione przez funkcję <text:a xlink:type="simple" xlink:href="#recv_data" text:style-name="Internet_20_link" text:visited-style-name="Visited_20_Internet_20_Link"><text:span text:style-name="T3">recv_data</text:span></text:a>, lądują tutaj niepodzielone argumenty</text:p>
        </text:list-item>
      </text:list>
      <text:p text:style-name="P1"/>
      <text:p text:style-name="P1">zwraca:</text:p>
      <text:list xml:id="list2717190442" text:style-name="L2">
        <text:list-item>
          <text:p text:style-name="P24">KOD odpowiedzi przez <text:a xlink:type="simple" xlink:href="#send_response" text:style-name="Internet_20_link" text:visited-style-name="Visited_20_Internet_20_Link">send_response</text:a></text:p>
          <text:list>
            <text:list-item>
              <text:p text:style-name="P24">jeśli w cmd był QUIT to wysyła 221</text:p>
            </text:list-item>
            <text:list-item>
              <text:p text:style-name="P24">jeśli to jakaś INNA rozpoznana komenda to 200</text:p>
            </text:list-item>
            <text:list-item>
              <text:p text:style-name="P24">jeśli nierozpoznana komenda to 502</text:p>
            </text:list-item>
          </text:list>
        </text:list-item>
      </text:list>
      <text:p text:style-name="P1"/>
      <text:p text:style-name="P9"><text:bookmark text:name="recv_data"/>int recv_data(int sockfd, char* buf, int bufsize)</text:p>
      <text:p text:style-name="P1"/>
      <text:p text:style-name="P1">przyjmuje:</text:p>
      <text:list xml:id="list53543348262404" text:continue-list="list2085627712" text:style-name="L1">
        <text:list-item>
          <text:p text:style-name="P19">socket</text:p>
        </text:list-item>
        <text:list-item>
          <text:p text:style-name="P19">buf – char wypełnione przez <text:span text:style-name="T2">fukcję systemową </text:span>recv (ilością bufsize)</text:p>
        </text:list-item>
        <text:list-item>
          <text:p text:style-name="P19">bufsize</text:p>
        </text:list-item>
      </text:list>
      <text:p text:style-name="P1"/>
      <text:p text:style-name="P1">zwraca:</text:p>
      <text:list xml:id="list2435661466" text:style-name="L3">
        <text:list-item>
          <text:p text:style-name="P23">ilość pozostalych bajtow do odebrania, powinno być 0</text:p>
        </text:list-item>
      </text:list>
      <text:p text:style-name="P1"/>
      <text:p text:style-name="P1"/>
      <text:p text:style-name="P9"><text:bookmark text:name="send_response"/>int send_response(int sockfd, int rc)</text:p>
      <text:p text:style-name="P1"/>
      <text:p text:style-name="P2">przyjmuje:</text:p>
      <text:list xml:id="list53544767502032" text:continue-list="list53543348262404" text:style-name="L1">
        <text:list-item>
          <text:p text:style-name="P20">socket</text:p>
        </text:list-item>
        <text:list-item>
          <text:p text:style-name="P25">KOD <text:span text:style-name="T12">i go wysyła funkcją systemową send</text:span></text:p>
        </text:list-item>
      </text:list>
      <text:p text:style-name="P2"/>
      <text:p text:style-name="P5">zwraca:</text:p>
      <text:list xml:id="list3832895883" text:style-name="L4">
        <text:list-item>
          <text:p text:style-name="P26">0 przy sukcesie i -1 jeśli coś poszło nie tak</text:p>
        </text:list-item>
      </text:list>
      <text:p text:style-name="P13"/>
      <text:p text:style-name="P10"><text:bookmark text:name="ftserve_start_data_conn"/>int ftserve_start_data_conn(int sock_control)</text:p>
      <text:p text:style-name="P13"/>
      <text:p text:style-name="P3">przyjmuje:</text:p>
      <text:list xml:id="list53543712880664" text:continue-list="list53544767502032" text:style-name="L1">
        <text:list-item>
          <text:p text:style-name="P21">socket <text:span text:style-name="T11">i wypełnia adres klienta i odpala </text:span><text:a xlink:type="simple" xlink:href="#socket_connect" text:style-name="Internet_20_link" text:visited-style-name="Visited_20_Internet_20_Link"><text:span text:style-name="T5">socket_connect</text:span></text:a><text:span text:style-name="T11"> które odpala funkcję systemową connect.</text:span></text:p>
        </text:list-item>
      </text:list>
      <text:p text:style-name="P3"/>
      <text:p text:style-name="P3">zwraca:</text:p>
      <text:list xml:id="list240030438" text:style-name="L5">
        <text:list-item>
          <text:p text:style-name="P27">wartość socketa połączonego serwera i klienta</text:p>
        </text:list-item>
      </text:list>
      <text:p text:style-name="P14"/>
      <text:p text:style-name="P11"><text:bookmark text:name="socket_connect"/>int socket_connect(int port, char*host)</text:p>
      <text:p text:style-name="P14"/>
      <text:p text:style-name="P4">przyjmuje:</text:p>
      <text:list xml:id="list53544358406134" text:continue-list="list53543712880664" text:style-name="L1">
        <text:list-item>
          <text:p text:style-name="P22">socket <text:span text:style-name="T11">i wypełnia adres klienta i odpala socket_connect które odpala funkcję systemową connect.</text:span></text:p>
        </text:list-item>
      </text:list>
      <text:p text:style-name="P4"/>
      <text:p text:style-name="P4">zwraca:</text:p>
      <text:list xml:id="list3281081367" text:style-name="L6">
        <text:list-item>
          <text:p text:style-name="P28">wartość socketa połączonego serwera i klienta</text:p>
        </text:list-item>
      </text:list>
      <text:p text:style-name="P15"><text:soft-page-break/>Pętla serwera działa na zasadzie:</text:p>
      <text:list xml:id="list227128480" text:style-name="L7">
        <text:list-item>
          <text:p text:style-name="P30">odpalamy <text:s/><text:a xlink:type="simple" xlink:href="#ftserve_recv_cmd" text:style-name="Internet_20_link" text:visited-style-name="Visited_20_Internet_20_Link"><text:span text:style-name="T4">ftserve_recv_cmd</text:span></text:a><text:span text:style-name="T7"> </text:span><text:span text:style-name="T6">ktore otrzymuje nazwę komendy i argumenty i zwraca kod grupy komend (quit | instrukcje | invalid)</text:span></text:p>
        </text:list-item>
        <text:list-item>
          <text:p text:style-name="P31">konwertujemy argumenty na pojedyncze <text:span text:style-name="T14">wartości</text:span> <text:span text:style-name="T14">argumentów</text:span></text:p>
        </text:list-item>
        <text:list-item>
          <text:p text:style-name="P30"><text:span text:style-name="T6">jeśli dostaliśmy instrukcje, czyli kod 200 to otwieramy połączenie </text:span><text:a xlink:type="simple" xlink:href="#ftserve_start_data_conn" text:style-name="Internet_20_link" text:visited-style-name="Visited_20_Internet_20_Link"><text:span text:style-name="T3">ftserve_start_data_conn</text:span></text:a><text:span text:style-name="T6">, </text:span><text:span text:style-name="T10">które</text:span><text:span text:style-name="T8"> zwraca deskryptor już połączonego socketa serwer-klient</text:span></text:p>
        </text:list-item>
        <text:list-item>
          <text:p text:style-name="P32">teraz sprawdzamy jaka komenda <text:span text:style-name="T14">przyszła</text:span> i ją obsługujemy</text:p>
        </text:list-item>
        <text:list-item>
          <text:p text:style-name="P34">dla komendy LIST jest to:</text:p>
          <text:list>
            <text:list-item>
              <text:p text:style-name="P29"><text:span text:style-name="T8">odpala się dana funkcja, coś tam procesuje i używa </text:span><text:a xlink:type="simple" xlink:href="#send_response" text:style-name="Internet_20_link" text:visited-style-name="Visited_20_Internet_20_Link"><text:span text:style-name="T5">send_response</text:span></text:a><text:span text:style-name="T8"> </text:span><text:span text:style-name="T9">żeby wysłać kod „1”</text:span></text:p>
            </text:list-item>
            <text:list-item>
              <text:p text:style-name="P34">następnie przy pomocy funkcji systemowej send wysyła DANE, a po zakończeniu wysyłka kod „226”</text:p>
            </text:list-item>
          </text:list>
        </text:list-item>
        <text:list-item>
          <text:p text:style-name="P34">dla komendy RETR, kod rozpoczęcia to „150”. Przy poprawnym przeprocesowaniu instrukcji wysyłany jest kod „226”</text:p>
        </text:list-item>
      </text:list>
      <text:p text:style-name="P17"/>
      <text:p text:style-name="P18">KLIENT</text:p>
      <text:p text:style-name="P18"/>
      <text:p text:style-name="P12"><text:span text:style-name="T14">int </text:span>ftclient_read_command (char* buf, int size, struct command *cstruct)</text:p>
      <text:p text:style-name="P6"/>
      <text:p text:style-name="P6">zwraca:</text:p>
      <text:list xml:id="list2772750519" text:style-name="L8">
        <text:list-item>
          <text:p text:style-name="P35">wypełnia buf komendą użytkownika wraz z argumentami, wypełnia cstruct czyli to miejsce gdzie zapisuje się sama komenda i jej argumenty</text:p>
        </text:list-item>
      </text:list>
      <text:p text:style-name="P18"/>
      <text:p text:style-name="P12">int read_reply()</text:p>
      <text:p text:style-name="P18"/>
      <text:p text:style-name="P7">zwraca:</text:p>
      <text:list xml:id="list53544419115943" text:continue-list="list3281081367" text:style-name="L6">
        <text:list-item>
          <text:p text:style-name="P33">wartość socketa połączonego serwera i klienta</text:p>
        </text:list-item>
      </text:list>
      <text:p text:style-name="P18"/>
      <text:p text:style-name="P18"/>
      <text:p text:style-name="P16">Pętla <text:span text:style-name="T13">klienta</text:span> działa na zasadzie:</text:p>
      <text:list xml:id="list53543723071285" text:continue-list="list227128480" text:style-name="L7">
        <text:list-item text:start-value="1">
          <text:p text:style-name="P36">odpalamy ftclient_read_command które wczytuje komendę użytkownika i wypełnia nią bufor i zapisuje samą komendę.</text:p>
        </text:list-item>
        <text:list-item>
          <text:p text:style-name="P36">następnie to co jest zapisane w buforze <text:span text:style-name="T14">wysyłane</text:span> jest za pomocą funkcji systemowej ‘send’ na serwer</text:p>
        </text:list-item>
        <text:list-item>
          <text:p text:style-name="P37">uruchamiana jest funkcja read_reply która to uruchamia funkcję systemową ‘recv’ w celu odebrania kodu zwrotn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0:35:49.837549994</meta:creation-date>
    <dc:date>2018-06-29T05:35:41.704828911</dc:date>
    <meta:editing-duration>PT29M25S</meta:editing-duration>
    <meta:editing-cycles>5</meta:editing-cycles>
    <meta:generator>LibreOffice/6.0.4.2$Linux_X86_64 LibreOffice_project/00$Build-2</meta:generator>
    <meta:document-statistic meta:table-count="0" meta:image-count="0" meta:object-count="0" meta:page-count="2" meta:paragraph-count="54" meta:word-count="375" meta:character-count="2517" meta:non-whitespace-character-count="2223"/>
  </office:meta>
</office:document-meta>
</file>